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NDON HERNANDEZ, VICTOR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79597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OQUEGU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6922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NDON HERNANDEZ VICTOR JESU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79597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9662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792429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4671997</text:p>
          </table:table-cell>
          <table:table-cell table:style-name="Tabla2.D3" office:value-type="string">
            <text:p text:style-name="P23">3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22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